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50000004C6B72757DA21E5E60.png" manifest:media-type="image/png"/>
  <manifest:file-entry manifest:full-path="Pictures/100002010000007700000077686BE022C1875FAD.png" manifest:media-type="image/png"/>
  <manifest:file-entry manifest:full-path="Pictures/1000020100000055000000557D7C5E9A8E439131.png" manifest:media-type="image/png"/>
  <manifest:file-entry manifest:full-path="Pictures/10000201000000BA0000002CAAD5B1C9BA7FFA4E.png" manifest:media-type="image/png"/>
  <manifest:file-entry manifest:full-path="Pictures/100002010000006100000038B7F93475EF7A7964.png" manifest:media-type="image/png"/>
  <manifest:file-entry manifest:full-path="Pictures/10000201000000CD0000007B6AC4493F2DE736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heSansCorrespondence1" svg:font-family="TheSansCorrespondence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eSansCorrespondence" svg:font-family="TheSansCorrespondenc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999999" draw:marker-start-width="0.227cm" draw:marker-end-width="0.227cm" draw:fill-color="#eeeeee" draw:textarea-horizontal-align="justify" draw:textarea-vertical-align="middle" draw:auto-grow-height="false" fo:min-height="14.332cm" fo:min-width="8.832cm" fo:padding-top="0.134cm" fo:padding-bottom="0.134cm" fo:padding-left="0.109cm" fo:padding-right="0.25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953735" draw:opacity="100%" draw:textarea-vertical-align="middle" draw:auto-grow-height="false" draw:fit-to-size="false" style:shrink-to-fit="false" fo:min-height="1.056cm" fo:min-width="2.3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solid" draw:fill-color="#953735" draw:opacity="100%" draw:textarea-vertical-align="middle" draw:auto-grow-height="false" draw:fit-to-size="false" style:shrink-to-fit="false" fo:min-height="2.926cm" fo:min-width="2.67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953735" draw:opacity="100%" draw:textarea-vertical-align="middle" draw:auto-grow-height="false" draw:fit-to-size="false" style:shrink-to-fit="false" fo:min-height="1.057cm" fo:min-width="1.40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126cm" fo:padding-right="0.276cm"/>
    </style:style>
    <style:style style:name="gr10" style:family="graphic" style:parent-style-name="standard">
      <style:graphic-properties draw:stroke="none" svg:stroke-width="0cm" draw:fill="solid" draw:fill-color="#eb6762" draw:opacity="100%" draw:textarea-vertical-align="middle" draw:auto-grow-height="false" draw:fit-to-size="false" style:shrink-to-fit="false" fo:min-height="1.056cm" fo:min-width="2.3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79cm" fo:min-width="2.69cm" fo:padding-top="0.139cm" fo:padding-bottom="0.139cm" fo:padding-left="0.11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3" style:family="graphic" style:parent-style-name="standard">
      <style:graphic-properties draw:stroke="none" svg:stroke-width="0cm" draw:fill="solid" draw:fill-color="#64c900" draw:opacity="100%" draw:textarea-vertical-align="middle" draw:auto-grow-height="false" draw:fit-to-size="false" style:shrink-to-fit="false" fo:min-height="1.056cm" fo:min-width="2.357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4" style:family="graphic">
      <style:graphic-properties style:protect="size"/>
    </style:style>
    <style:style style:name="pr1" style:family="presentation" style:parent-style-name="_33__5f_En_20_blanco-notes">
      <style:graphic-properties draw:fill-color="#ffffff" fo:min-height="13.36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53735" draw:opacity="100%"/>
      <style:paragraph-properties fo:text-align="start" style:font-independent-line-spacing="true"/>
      <style:text-properties fo:font-size="18pt" fo:language="en" fo:country="US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7" style:family="paragraph">
      <loext:graphic-properties draw:fill="none"/>
      <style:paragraph-properties fo:text-align="start"/>
      <style:text-properties fo:font-size="18pt" fo:language="en" fo:country="US"/>
    </style:style>
    <style:style style:name="P8" style:family="paragraph">
      <loext:graphic-properties draw:fill="solid" draw:fill-color="#eb6762" draw:opacity="100%"/>
      <style:paragraph-properties fo:text-align="start" style:font-independent-line-spacing="true"/>
      <style:text-properties fo:font-size="18pt" fo:language="en" fo:country="US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eb6762" fo:font-size="10pt" style:font-size-asian="10pt" style:font-size-complex="10pt"/>
    </style:style>
    <style:style style:name="P11" style:family="paragraph">
      <loext:graphic-properties draw:fill="solid" draw:fill-color="#64c900" draw:opacity="100%"/>
      <style:paragraph-properties fo:text-align="start" style:font-independent-line-spacing="true"/>
      <style:text-properties fo:color="#64c900" fo:font-size="18pt" fo:language="en" fo:country="US"/>
    </style:style>
    <style:style style:name="P12" style:family="paragraph">
      <loext:graphic-properties draw:fill="none" draw:fill-color="#ffffff"/>
      <style:text-properties fo:color="#64c900" fo:font-size="10pt" style:font-size-asian="10pt" style:font-size-complex="10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eb6762" fo:font-size="10pt" style:font-size-asian="10pt" style:font-size-complex="10pt"/>
    </style:style>
    <style:style style:name="T4" style:family="text">
      <style:text-properties fo:color="#64c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En_20_blanco" presentation:presentation-page-layout-name="AL1T0">
        <office:forms form:automatic-focus="false" form:apply-design-mode="false"/>
        <draw:custom-shape draw:style-name="gr1" draw:text-style-name="P1" draw:layer="layout" svg:width="9.2cm" svg:height="14.6cm" svg:x="5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2cm" svg:height="14.6cm" svg:x="17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8" draw:id="id8" draw:layer="layout" svg:width="2.4cm" svg:height="2.4cm" svg:x="0.6cm" svg:y="10.2cm">
          <draw:image xlink:href="Pictures/1000020100000055000000557D7C5E9A8E439131.png" xlink:type="simple" xlink:show="embed" xlink:actuate="onLoad" loext:mime-type="image/png">
            <text:p/>
          </draw:image>
          <draw:glue-point draw:id="4" svg:x="5cm" svg:y="-1.525cm"/>
          <draw:glue-point draw:id="5" svg:x="5cm" svg:y="1.554cm"/>
        </draw:frame>
        <draw:g>
          <draw:frame draw:style-name="gr3" draw:text-style-name="P3" draw:layer="layout" svg:width="3.386cm" svg:height="3.386cm" svg:x="6.872cm" svg:y="0.2cm">
            <draw:image xlink:href="Pictures/100002010000007700000077686BE022C1875FAD.png" xlink:type="simple" xlink:show="embed" xlink:actuate="onLoad" loext:mime-type="image/png">
              <text:p/>
            </draw:image>
          </draw:frame>
          <draw:frame draw:style-name="gr3" draw:text-style-name="P3" draw:layer="layout" svg:width="5.27cm" svg:height="1.248cm" svg:x="5.93cm" svg:y="3.6cm">
            <draw:image xlink:href="Pictures/10000201000000BA0000002CAAD5B1C9BA7FFA4E.png" xlink:type="simple" xlink:show="embed" xlink:actuate="onLoad" loext:mime-type="image/png">
              <text:p/>
            </draw:image>
          </draw:frame>
        </draw:g>
        <draw:frame draw:style-name="gr3" draw:text-style-name="P2" draw:layer="layout" svg:width="5.792cm" svg:height="3.475cm" svg:x="21cm" svg:y="0.787cm">
          <draw:image xlink:href="Pictures/10000201000000CD0000007B6AC4493F2DE7369E.png" xlink:type="simple" xlink:show="embed" xlink:actuate="onLoad" loext:mime-type="image/png">
            <text:p/>
          </draw:image>
        </draw:frame>
        <draw:g xml:id="id2" draw:id="id2">
          <draw:glue-point draw:id="4" svg:x="2.392cm" svg:y="-4.375cm"/>
          <draw:glue-point draw:id="5" svg:x="2.392cm" svg:y="5cm" draw:escape-direction="down"/>
          <draw:glue-point draw:id="6" svg:x="2.44cm" svg:y="5cm"/>
          <draw:glue-point draw:id="7" svg:x="2.713cm" svg:y="3.994cm"/>
          <draw:glue-point draw:id="8" svg:x="2.44cm" svg:y="5cm"/>
          <draw:glue-point draw:id="9" svg:x="2.45cm" svg:y="-4.114cm"/>
          <draw:glue-point draw:id="10" svg:x="2.451cm" svg:y="-4.129cm" draw:escape-direction="down"/>
          <draw:glue-point draw:id="11" svg:x="2.445cm" svg:y="5cm" draw:escape-direction="down"/>
          <draw:glue-point draw:id="12" svg:x="2.447cm" svg:y="-4.12cm" draw:escape-direction="up"/>
          <draw:glue-point draw:id="13" svg:x="2.447cm" svg:y="5cm" draw:escape-direction="down"/>
          <draw:g>
            <draw:custom-shape draw:name="Cheurón 40" draw:style-name="gr4" draw:text-style-name="P4" draw:layer="layout" svg:width="2.857cm" svg:height="1.306cm" draw:transform="rotate (-1.5707963267949) translate (25.289cm 7.872cm)">
              <text:p/>
  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  <draw:custom-shape draw:name="Cheurón 40" draw:style-name="gr4" draw:text-style-name="P4" draw:layer="layout" svg:width="2.857cm" svg:height="1.306cm" draw:transform="rotate (-1.5707963267949) translate (25.289cm 10.272cm)">
              <text:p/>
  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</draw:g>
          <draw:g>
            <draw:custom-shape draw:name="Rectángulo 38" draw:style-name="gr5" draw:text-style-name="P4" draw:layer="layout" svg:width="3.175cm" svg:height="3.175cm" svg:x="23.049cm" svg:y="8.9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3" draw:text-style-name="P3" draw:layer="layout" svg:width="2.763cm" svg:height="1.598cm" svg:x="23.255cm" svg:y="9.701cm">
              <draw:image xlink:href="Pictures/100002010000006100000038B7F93475EF7A7964.png" xlink:type="simple" xlink:show="embed" xlink:actuate="onLoad" loext:mime-type="image/png">
                <text:p/>
              </draw:image>
            </draw:frame>
          </draw:g>
          <draw:custom-shape draw:name="CuadroTexto 90" draw:style-name="gr6" draw:text-style-name="P6" draw:layer="layout" svg:width="3.263cm" svg:height="0.758cm" svg:x="19.992cm" svg:y="10.121cm">
            <text:p text:style-name="P5"><text:span text:style-name="T1">GstreamerFil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1" draw:id="id1">
          <draw:glue-point draw:id="4" svg:x="4.321cm" svg:y="0.594cm"/>
          <draw:glue-point draw:id="5" svg:x="5cm" svg:y="0.958cm"/>
          <draw:glue-point draw:id="6" svg:x="5cm" svg:y="0.961cm" draw:escape-direction="up"/>
          <draw:glue-point draw:id="7" svg:x="5cm" svg:y="0.961cm" draw:escape-direction="right"/>
          <draw:glue-point draw:id="8" svg:x="-4.108cm" svg:y="0.963cm" draw:escape-direction="left"/>
          <draw:g>
            <draw:custom-shape draw:name="Cheurón 40" draw:style-name="gr4" draw:text-style-name="P4" draw:layer="layout" svg:width="2.857cm" svg:height="1.306cm" draw:transform="rotate (-3.14159265358979) translate (19.151cm 7.598cm)">
              <text:p/>
  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  <draw:custom-shape draw:name="Cheurón 40" draw:style-name="gr4" draw:text-style-name="P4" draw:layer="layout" svg:width="2.857cm" svg:height="1.306cm" draw:transform="rotate (-3.14159265358979) translate (21.551cm 7.598cm)">
              <text:p/>
  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</draw:g>
          <draw:g>
            <draw:custom-shape draw:name="Rectángulo 38" draw:style-name="gr5" draw:text-style-name="P4" draw:layer="layout" svg:width="3.175cm" svg:height="3.175cm" svg:x="17.34cm" svg:y="5.3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agen 39" draw:style-name="gr7" draw:text-style-name="P7" draw:layer="layout" svg:width="2.588cm" svg:height="1.895cm" svg:x="17.637cm" svg:y="6.024cm">
              <draw:image xlink:href="Pictures/10000201000000650000004C6B72757DA21E5E60.png" xlink:type="simple" xlink:show="embed" xlink:actuate="onLoad" loext:mime-type="image/png">
                <text:p/>
              </draw:image>
            </draw:frame>
          </draw:g>
          <draw:custom-shape draw:name="CuadroTexto 90" draw:style-name="gr6" draw:text-style-name="P6" draw:layer="layout" svg:width="2.717cm" svg:height="0.758cm" svg:x="17.569cm" svg:y="4.6cm">
            <text:p text:style-name="P5"><text:span text:style-name="T1">RtpEnd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3" draw:id="id3">
          <draw:glue-point draw:id="4" svg:x="4.124cm" svg:y="0.961cm" draw:escape-direction="right"/>
          <draw:glue-point draw:id="5" svg:x="-5cm" svg:y="0.963cm" draw:escape-direction="left"/>
          <draw:glue-point draw:id="6" svg:x="-4.987cm" svg:y="0.963cm" draw:escape-direction="left"/>
          <draw:g>
            <draw:custom-shape draw:name="Cheurón 40" draw:style-name="gr8" draw:text-style-name="P4" draw:layer="layout" svg:width="2.857cm" svg:height="1.306cm" draw:transform="rotate (-3.14159265358979) translate (21.556cm 15.465cm)">
              <text:p/>
              <draw:enhanced-geometry draw:mirror-horizontal="fals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  <draw:custom-shape draw:name="Cheurón 40" draw:style-name="gr8" draw:text-style-name="P4" draw:layer="layout" svg:width="2.857cm" svg:height="1.306cm" draw:transform="rotate (-3.14159265358979) translate (19.156cm 15.465cm)">
              <text:p/>
              <draw:enhanced-geometry draw:mirror-horizontal="false" draw:mirror-vertical="false" svg:viewBox="0 0 0 0" draw:text-areas="?f7 0 ?f8 ?f10" draw:type="ooxml-chevron" draw:modifiers="36344" draw:enhanced-path="M 0 0 L ?f4 0 ?f11 ?f9 ?f4 ?f10 0 ?f10 ?f3 ?f9 Z N">
                <draw:equation draw:name="f0" draw:formula="min(logwidth,logheight)"/>
                <draw:equation draw:name="f1" draw:formula="100000*logwidth/?f0 "/>
                <draw:equation draw:name="f2" draw:formula="if(0-$0 ,0,if(?f1 -$0 ,$0 ,?f1 ))"/>
                <draw:equation draw:name="f3" draw:formula="?f0 *?f2 /100000"/>
                <draw:equation draw:name="f4" draw:formula="logwidth+0-?f3 "/>
                <draw:equation draw:name="f5" draw:formula="?f4 *1/2"/>
                <draw:equation draw:name="f6" draw:formula="?f4 +0-?f3 "/>
                <draw:equation draw:name="f7" draw:formula="if(?f6 ,?f3 ,0)"/>
                <draw:equation draw:name="f8" draw:formula="if(?f6 ,?f4 ,logwidth)"/>
                <draw:equation draw:name="f9" draw:formula="logheight/2"/>
                <draw:equation draw:name="f10" draw:formula="logheight"/>
                <draw:equation draw:name="f11" draw:formula="logwidth"/>
                <draw:handle draw:handle-position="?f4 0" draw:handle-range-x-maximum="?f1" draw:handle-range-x-minimum="0"/>
              </draw:enhanced-geometry>
            </draw:custom-shape>
          </draw:g>
          <draw:g>
            <draw:custom-shape draw:name="Rectángulo 38" draw:style-name="gr5" draw:text-style-name="P4" draw:layer="layout" svg:width="3.175cm" svg:height="3.175cm" svg:x="17.341cm" svg:y="13.2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Imagen 39" draw:style-name="gr7" draw:text-style-name="P7" draw:layer="layout" svg:width="2.588cm" svg:height="1.895cm" svg:x="17.638cm" svg:y="13.891cm">
              <draw:image xlink:href="Pictures/10000201000000650000004C6B72757DA21E5E60.png" xlink:type="simple" xlink:show="embed" xlink:actuate="onLoad" loext:mime-type="image/png">
                <text:p/>
              </draw:image>
            </draw:frame>
          </draw:g>
          <draw:custom-shape draw:name="CuadroTexto 90" draw:style-name="gr6" draw:text-style-name="P6" draw:layer="layout" svg:width="2.717cm" svg:height="0.758cm" svg:x="17.57cm" svg:y="12.467cm">
            <text:p text:style-name="P5"><text:span text:style-name="T1">RtpEnd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9" draw:text-style-name="P3" draw:layer="layout" svg:x1="21.551cm" svg:y1="6.942cm" svg:x2="24.634cm" svg:y2="8.338cm" draw:start-shape="id1" draw:start-glue-point="5" draw:end-shape="id2" draw:end-glue-point="9" svg:d="M21551 6942h3083v1396" svg:viewBox="0 0 3084 1397">
          <text:p/>
        </draw:connector>
        <draw:connector draw:style-name="gr9" draw:text-style-name="P3" draw:layer="layout" svg:x1="24.632cm" svg:y1="13.128cm" svg:x2="21.094cm" svg:y2="14.81cm" draw:start-shape="id2" draw:start-glue-point="13" draw:end-shape="id3" draw:end-glue-point="4" svg:d="M24632 13128v1682h-3538" svg:viewBox="0 0 3539 1683">
          <text:p/>
        </draw:connector>
        <draw:g xml:id="id4" draw:id="id4">
          <draw:glue-point draw:id="4" svg:x="4.208cm" svg:y="-0.798cm" draw:escape-direction="right"/>
          <draw:glue-point draw:id="5" svg:x="4.164cm" svg:y="-0.803cm" draw:escape-direction="right"/>
          <draw:glue-point draw:id="6" svg:x="-2.808cm" svg:y="-0.791cm" draw:escape-direction="left"/>
          <draw:custom-shape draw:name="Cheurón 40" draw:style-name="gr10" draw:text-style-name="P8" draw:layer="layout" svg:width="2.857cm" svg:height="1.306cm" draw:transform="rotate (-3.14159265358979) translate (9.124cm 7.597cm)">
            <text:p/>
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" draw:layer="layout" svg:width="3.4cm" svg:height="3.4cm" svg:x="6cm" svg:y="5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9" draw:layer="layout" svg:width="3.1cm" svg:height="0.645cm" svg:x="6.15cm" svg:y="8.644cm">
            <draw:text-box>
              <text:p><text:span text:style-name="T2">WebRtcTransport</text:span></text:p>
            </draw:text-box>
          </draw:frame>
          <draw:frame draw:style-name="gr12" draw:text-style-name="P10" draw:layer="layout" svg:width="1.8cm" svg:height="0.645cm" svg:x="6.8cm" svg:y="7.597cm">
            <draw:text-box>
              <text:p><text:span text:style-name="T3">Producer</text:span></text:p>
            </draw:text-box>
          </draw:frame>
        </draw:g>
        <draw:g xml:id="id7" draw:id="id7">
          <draw:glue-point draw:id="4" svg:x="2.814cm" svg:y="-0.796cm" draw:escape-direction="right"/>
          <draw:glue-point draw:id="5" svg:x="-4.205cm" svg:y="-0.798cm" draw:escape-direction="left"/>
          <draw:glue-point draw:id="6" svg:x="2.791cm" svg:y="-0.793cm" draw:escape-direction="right"/>
          <draw:glue-point draw:id="7" svg:x="-4.197cm" svg:y="-0.796cm" draw:escape-direction="left"/>
          <draw:custom-shape draw:style-name="gr11" draw:text-style-name="P3" draw:layer="layout" svg:width="3.4cm" svg:height="3.4cm" svg:x="6cm" svg:y="13.1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9" draw:layer="layout" svg:width="3.1cm" svg:height="0.645cm" svg:x="6.15cm" svg:y="16.511cm">
            <draw:text-box>
              <text:p><text:span text:style-name="T2">WebRtcTransport</text:span></text:p>
            </draw:text-box>
          </draw:frame>
          <draw:custom-shape draw:name="Cheurón 40" draw:style-name="gr13" draw:text-style-name="P11" draw:layer="layout" svg:width="2.857cm" svg:height="1.306cm" draw:transform="rotate (-3.14159265358979) translate (9.129cm 15.464cm)">
            <text:p/>
            <draw:enhanced-geometry draw:mirror-horizontal="false" draw:mirror-vertical="false" svg:viewBox="0 0 0 0" draw:text-areas="?f7 0 ?f8 ?f10" draw:type="ooxml-chevron" draw:modifiers="36344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frame draw:style-name="gr12" draw:text-style-name="P12" draw:layer="layout" svg:width="2cm" svg:height="0.645cm" svg:x="6.7cm" svg:y="15.464cm">
            <draw:text-box>
              <text:p><text:span text:style-name="T4">Consumer</text:span></text:p>
            </draw:text-box>
          </draw:frame>
        </draw:g>
        <draw:g xml:id="id5" draw:id="id5">
          <draw:glue-point draw:id="4" svg:x="-2.647cm" svg:y="-0.657cm"/>
          <draw:glue-point draw:id="5" svg:x="-2.647cm" svg:y="-0.657cm"/>
          <draw:glue-point draw:id="6" svg:x="-2.791cm" svg:y="-0.796cm" draw:escape-direction="left"/>
          <draw:glue-point draw:id="7" svg:x="4.188cm" svg:y="-0.796cm" draw:escape-direction="right"/>
          <draw:custom-shape draw:name="Cheurón 40" draw:style-name="gr13" draw:text-style-name="P11" draw:layer="layout" svg:width="2.857cm" svg:height="1.306cm" draw:transform="rotate (-3.14159265358979) translate (14.324cm 7.597cm)">
            <text:p/>
            <draw:enhanced-geometry draw:mirror-horizontal="true" draw:mirror-vertical="false" svg:viewBox="0 0 0 0" draw:text-areas="?f7 0 ?f8 ?f10" draw:type="ooxml-chevron" draw:modifiers="36344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" draw:layer="layout" svg:width="3.4cm" svg:height="3.4cm" svg:x="11.2cm" svg:y="5.2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9" draw:layer="layout" svg:width="3.25cm" svg:height="0.645cm" svg:x="11.35cm" svg:y="8.644cm">
            <draw:text-box>
              <text:p><text:span text:style-name="T2">PlainRtpTransport</text:span></text:p>
            </draw:text-box>
          </draw:frame>
          <draw:frame draw:style-name="gr12" draw:text-style-name="P12" draw:layer="layout" svg:width="2cm" svg:height="0.645cm" svg:x="11.9cm" svg:y="7.555cm">
            <draw:text-box>
              <text:p><text:span text:style-name="T4">Consumer</text:span></text:p>
            </draw:text-box>
          </draw:frame>
        </draw:g>
        <draw:g xml:id="id6" draw:id="id6">
          <draw:glue-point draw:id="4" svg:x="2.817cm" svg:y="-0.798cm" draw:escape-direction="right"/>
          <draw:glue-point draw:id="5" svg:x="-4.217cm" svg:y="-0.8cm" draw:escape-direction="left"/>
          <draw:glue-point draw:id="6" svg:x="2.77cm" svg:y="-0.796cm" draw:escape-direction="right"/>
          <draw:glue-point draw:id="7" svg:x="-4.188cm" svg:y="-0.8cm" draw:escape-direction="left"/>
          <draw:custom-shape draw:name="Cheurón 40" draw:style-name="gr10" draw:text-style-name="P8" draw:layer="layout" svg:width="2.857cm" svg:height="1.306cm" draw:transform="rotate (-3.14159265358979) translate (14.328cm 15.464cm)">
            <text:p/>
            <draw:enhanced-geometry draw:mirror-horizontal="false" draw:mirror-vertical="false" svg:viewBox="0 0 0 0" draw:text-areas="?f7 0 ?f8 ?f10" draw:type="ooxml-chevron" draw:modifiers="36344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3" draw:layer="layout" svg:width="3.4cm" svg:height="3.4cm" svg:x="11.2cm" svg:y="13.1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9" draw:layer="layout" svg:width="3.25cm" svg:height="0.645cm" svg:x="11.35cm" svg:y="16.511cm">
            <draw:text-box>
              <text:p><text:span text:style-name="T2">PlainRtpTransport</text:span></text:p>
            </draw:text-box>
          </draw:frame>
          <draw:frame draw:style-name="gr12" draw:text-style-name="P10" draw:layer="layout" svg:width="1.8cm" svg:height="0.645cm" svg:x="11.999cm" svg:y="15.464cm">
            <draw:text-box>
              <text:p><text:span text:style-name="T3">Producer</text:span></text:p>
            </draw:text-box>
          </draw:frame>
        </draw:g>
        <draw:connector draw:style-name="gr9" draw:text-style-name="P3" draw:layer="layout" svg:x1="9.115cm" svg:y1="6.942cm" svg:x2="11.952cm" svg:y2="6.945cm" draw:start-shape="id4" draw:start-glue-point="5" draw:end-shape="id5" draw:end-glue-point="6" svg:d="M9115 6942h1185v3h1652" svg:viewBox="0 0 2838 4">
          <text:p/>
        </draw:connector>
        <draw:connector draw:style-name="gr9" draw:text-style-name="P3" draw:layer="layout" svg:x1="14.323cm" svg:y1="6.945cm" svg:x2="16.764cm" svg:y2="6.944cm" draw:start-shape="id5" draw:start-glue-point="7" draw:end-shape="id1" draw:end-glue-point="8" svg:d="M14323 6945h1131v-1h1310" svg:viewBox="0 0 2442 2">
          <text:p/>
        </draw:connector>
        <draw:connector draw:style-name="gr9" draw:text-style-name="P3" draw:layer="layout" svg:x1="16.306cm" svg:y1="14.811cm" svg:x2="13.841cm" svg:y2="14.812cm" draw:start-shape="id3" draw:start-glue-point="6" draw:end-shape="id6" draw:end-glue-point="6" svg:d="M16306 14811h-849v1h-1616" svg:viewBox="0 0 2466 2">
          <text:p/>
        </draw:connector>
        <draw:connector draw:style-name="gr9" draw:text-style-name="P3" draw:layer="layout" svg:x1="11.477cm" svg:y1="14.81cm" svg:x2="8.656cm" svg:y2="14.812cm" draw:start-shape="id6" draw:start-glue-point="7" draw:end-shape="id7" draw:end-glue-point="4" svg:d="M11477 14810h-1177v2h-1644" svg:viewBox="0 0 2822 3">
          <text:p/>
        </draw:connector>
        <draw:connector draw:style-name="gr9" draw:text-style-name="P3" draw:layer="layout" svg:x1="3cm" svg:y1="11.034cm" svg:x2="6.746cm" svg:y2="6.947cm" draw:start-shape="id8" draw:start-glue-point="4" draw:end-shape="id4" draw:end-glue-point="6" svg:d="M3000 11034h1493v-4087h2253" svg:viewBox="0 0 3747 4088">
          <text:p/>
        </draw:connector>
        <draw:connector draw:style-name="gr9" draw:text-style-name="P3" draw:layer="layout" svg:x1="6.274cm" svg:y1="14.812cm" svg:x2="3cm" svg:y2="11.772cm" draw:start-shape="id7" draw:start-glue-point="7" draw:end-shape="id8" draw:end-glue-point="5" svg:d="M6274 14812h-1781v-3040h-1493" svg:viewBox="0 0 3275 3041">
          <text:p/>
        </draw:connector>
        <presentation:notes draw:style-name="dp2">
          <office:forms form:automatic-focus="false" form:apply-design-mode="false"/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heSansCorrespondence1" svg:font-family="TheSansCorrespondence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eSansCorrespondence" svg:font-family="TheSansCorrespondenc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d1401" draw:marker-start-width="0.2cm" draw:marker-start-center="false" draw:marker-end-width="0.2cm" draw:marker-end-center="false" draw:fill="solid" draw:fill-color="#9d1401" draw:textarea-horizontal-align="justify" fo:padding-top="0.125cm" fo:padding-bottom="0.125cm" fo:padding-left="0.1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33__5f_En_20_blanco-background" style:display-name="3_En blanco-background" style:family="presentation">
      <style:graphic-properties draw:stroke="none" draw:fill="solid" draw:fill-color="#ffffff"/>
      <style:text-properties style:letter-kerning="true"/>
    </style:style>
    <style:style style:name="_33__5f_En_20_blanco-backgroundobjects" style:display-name="3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En_20_blanco-notes" style:display-name="3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En_20_blanco-outline1" style:display-name="3_En blanco-outline1" style:family="presentation">
      <style:graphic-properties draw:stroke="none" draw:fill="none" draw:auto-grow-height="false" draw:fit-to-size="shrink-to-fit" style:shrink-to-fit="true">
        <text:list-style style:name="_33__5f_En_20_blanco-outline1" style:display-name="3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3__5f_En_20_blanco-outline2" style:display-name="3_En blanco-outline2" style:family="presentation" style:parent-style-name="_33__5f_En_20_blanco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3__5f_En_20_blanco-outline3" style:display-name="3_En blanco-outline3" style:family="presentation" style:parent-style-name="_33__5f_En_20_blanco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En_20_blanco-outline4" style:display-name="3_En blanco-outline4" style:family="presentation" style:parent-style-name="_33__5f_En_20_blanco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3__5f_En_20_blanco-outline5" style:display-name="3_En blanco-outline5" style:family="presentation" style:parent-style-name="_33__5f_En_20_blanco-outline4">
      <style:paragraph-properties fo:margin-top="0.1cm" fo:margin-bottom="0cm"/>
      <style:text-properties fo:font-size="20pt" style:font-size-asian="20pt" style:font-size-complex="20pt"/>
    </style:style>
    <style:style style:name="_33__5f_En_20_blanco-outline6" style:display-name="3_En blanco-outline6" style:family="presentation" style:parent-style-name="_33__5f_En_20_blanco-outline5">
      <style:paragraph-properties fo:margin-top="0.1cm" fo:margin-bottom="0cm"/>
      <style:text-properties fo:font-size="20pt" style:font-size-asian="20pt" style:font-size-complex="20pt"/>
    </style:style>
    <style:style style:name="_33__5f_En_20_blanco-outline7" style:display-name="3_En blanco-outline7" style:family="presentation" style:parent-style-name="_33__5f_En_20_blanco-outline6">
      <style:paragraph-properties fo:margin-top="0.1cm" fo:margin-bottom="0cm"/>
      <style:text-properties fo:font-size="20pt" style:font-size-asian="20pt" style:font-size-complex="20pt"/>
    </style:style>
    <style:style style:name="_33__5f_En_20_blanco-outline8" style:display-name="3_En blanco-outline8" style:family="presentation" style:parent-style-name="_33__5f_En_20_blanco-outline7">
      <style:paragraph-properties fo:margin-top="0.1cm" fo:margin-bottom="0cm"/>
      <style:text-properties fo:font-size="20pt" style:font-size-asian="20pt" style:font-size-complex="20pt"/>
    </style:style>
    <style:style style:name="_33__5f_En_20_blanco-outline9" style:display-name="3_En blanco-outline9" style:family="presentation" style:parent-style-name="_33__5f_En_20_blanco-outline8">
      <style:paragraph-properties fo:margin-top="0.1cm" fo:margin-bottom="0cm"/>
      <style:text-properties fo:font-size="20pt" style:font-size-asian="20pt" style:font-size-complex="20pt"/>
    </style:style>
    <style:style style:name="_33__5f_En_20_blanco-subtitle" style:display-name="3_En blanco-subtitle" style:family="presentation">
      <style:graphic-properties draw:stroke="none" draw:fill="none" draw:textarea-vertical-align="middle">
        <text:list-style style:name="_33__5f_En_20_blanco-subtitle" style:display-name="3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En_20_blanco-title" style:display-name="3_En blanco-title" style:family="presentation">
      <style:graphic-properties draw:stroke="none" draw:fill="none" draw:textarea-vertical-align="middle">
        <text:list-style style:name="_33__5f_En_20_blanco-title" style:display-name="3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3__5f_En_20_blanc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_33__5f_En_20_bl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3__5f_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6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7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085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En_20_blanco" style:display-name="3_En blanco" style:page-layout-name="PM1" draw:style-name="Mdp1">
      <draw:frame draw:name="1 Título" presentation:style-name="_33__5f_En_20_blanco-title" draw:layer="backgroundobjects" svg:width="29.146cm" svg:height="2.794cm" svg:x="1.569cm" svg:y="0.798cm" presentation:class="title" presentation:placeholder="true" presentation:user-transformed="true">
        <draw:text-box/>
      </draw:frame>
      <draw:frame draw:name="2 Marcador de contenido" presentation:style-name="Mpr1" draw:text-style-name="MP11" draw:layer="backgroundobjects" svg:width="27.985cm" svg:height="13.691cm" svg:x="1.569cm" svg:y="3.77cm" presentation:class="outline" presentation:user-transformed="true">
        <draw:text-box>
          <text:list text:style-name="ML2">
            <text:list-item>
              <text:p text:style-name="MP5"><text:span text:style-name="MT2">Primer nivel</text:span></text:p>
              <text:list>
                <text:list-item>
                  <text:p text:style-name="MP6"><text:span text:style-name="MT3">Segundo nivel</text:span></text:p>
                  <text:list>
                    <text:list-item>
                      <text:p text:style-name="MP7"><text:span text:style-name="MT4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6">Quinto nivel</text:span></text:p>
                              <text:list>
                                <text:list-item>
                                  <text:p text:style-name="MP10"><text:span text:style-name="MT2">Primer ni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3__5f_En_20_blanco-title" draw:layer="backgroundobjects" svg:width="19.798cm" svg:height="11.136cm" svg:x="0.6cm" svg:y="2.257cm" presentation:class="page"/>
        <draw:frame presentation:style-name="_33__5f_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D</meta:initial-creator>
    <meta:editing-cycles>1678</meta:editing-cycles>
    <meta:creation-date>2010-09-29T09:49:24</meta:creation-date>
    <dc:date>2019-09-06T21:02:32.827672757</dc:date>
    <meta:editing-duration>P88DT11H45M49S</meta:editing-duration>
    <meta:generator>LibreOffice/6.2.6.2$Linux_X86_64 LibreOffice_project/20$Build-2</meta:generator>
    <meta:document-statistic meta:object-count="79"/>
    <meta:template xlink:type="simple" xlink:actuate="onRequest" xlink:title="TID_plantilla_color" xlink:href=""/>
  </office:meta>
</office:document-meta>
</file>